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18.8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set-sizes" table:style-name="ta1">
        <table:shapes>
          <draw:frame draw:z-index="0" draw:style-name="gr1" draw:text-style-name="P1" svg:width="208.85mm" svg:height="142.11mm" svg:x="244.86mm" svg:y="3.45mm">
            <loext:p draw:notify-on-update-of-ranges="'dataset-sizes'.A2:'dataset-sizes'.A15 'dataset-sizes'.B1:'dataset-sizes'.B1 'dataset-sizes'.B2:'dataset-sizes'.B15 'dataset-sizes'.C1:'dataset-sizes'.C1 'dataset-sizes'.C2:'dataset-sizes'.C15 'dataset-sizes'.D1:'dataset-sizes'.D1 'dataset-sizes'.D2:'dataset-sizes'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3.91mm" svg:height="113.68mm" svg:x="26.38mm" svg:y="75.97mm">
            <loext:p draw:notify-on-update-of-ranges="'dataset-sizes'.A2:'dataset-sizes'.A15 'dataset-sizes'.E2:'dataset-sizes'.E15 'dataset-sizes'.F2:'dataset-sizes'.F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7z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decompressed</text:p>
          </table:table-cell>
          <table:table-cell office:value-type="string" calcext:value-type="string">
            <text:p>factor_bzip2</text:p>
          </table:table-cell>
          <table:table-cell office:value-type="string" calcext:value-type="string">
            <text:p><text:s/>factor_7z</text:p>
          </table:table-cell>
        </table:table-row>
        <table:table-row table:style-name="ro1">
          <table:table-cell office:value-type="string" calcext:value-type="string">
            <text:p>aawiki-20160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D2]/[.$C2]" office:value-type="float" office:value="3" calcext:value-type="float">
            <text:p>3</text:p>
          </table:table-cell>
          <table:table-cell table:formula="of:=[.$D2]/[.$B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nwiki-201603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formula="of:=[.$D3]/[.$C3]" office:value-type="float" office:value="21.2" calcext:value-type="float">
            <text:p>21,2</text:p>
          </table:table-cell>
          <table:table-cell table:formula="of:=[.$D3]/[.$B3]" office:value-type="float" office:value="35.3333333333333" calcext:value-type="float">
            <text:p>35,3333333333</text:p>
          </table:table-cell>
        </table:table-row>
        <table:table-row table:style-name="ro1">
          <table:table-cell office:value-type="string" calcext:value-type="string">
            <text:p>omwiki-201603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formula="of:=[.$D4]/[.$C4]" office:value-type="float" office:value="14.9" calcext:value-type="float">
            <text:p>14,9</text:p>
          </table:table-cell>
          <table:table-cell table:formula="of:=[.$D4]/[.$B4]" office:value-type="float" office:value="37.25" calcext:value-type="float">
            <text:p>37,25</text:p>
          </table:table-cell>
        </table:table-row>
        <table:table-row table:style-name="ro1">
          <table:table-cell office:value-type="string" calcext:value-type="string">
            <text:p>novwiki-2016030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table:formula="of:=[.$D5]/[.$C5]" office:value-type="float" office:value="28.6666666666667" calcext:value-type="float">
            <text:p>28,6666666667</text:p>
          </table:table-cell>
          <table:table-cell table:formula="of:=[.$D5]/[.$B5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wwiki-2016030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05" calcext:value-type="float">
            <text:p>605</text:p>
          </table:table-cell>
          <table:table-cell table:formula="of:=[.$D6]/[.$C6]" office:value-type="float" office:value="30.25" calcext:value-type="float">
            <text:p>30,25</text:p>
          </table:table-cell>
          <table:table-cell table:formula="of:=[.$D6]/[.$B6]" office:value-type="float" office:value="37.8125" calcext:value-type="float">
            <text:p>37,8125</text:p>
          </table:table-cell>
        </table:table-row>
        <table:table-row table:style-name="ro1">
          <table:table-cell office:value-type="string" calcext:value-type="string">
            <text:p>cowiki-2016030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707" calcext:value-type="float">
            <text:p>707</text:p>
          </table:table-cell>
          <table:table-cell table:formula="of:=[.$D7]/[.$C7]" office:value-type="float" office:value="23.5666666666667" calcext:value-type="float">
            <text:p>23,5666666667</text:p>
          </table:table-cell>
          <table:table-cell table:formula="of:=[.$D7]/[.$B7]" office:value-type="float" office:value="37.2105263157895" calcext:value-type="float">
            <text:p>37,2105263158</text:p>
          </table:table-cell>
        </table:table-row>
        <table:table-row table:style-name="ro1">
          <table:table-cell office:value-type="string" calcext:value-type="string">
            <text:p>kywiki-2016030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148" calcext:value-type="float">
            <text:p>1148</text:p>
          </table:table-cell>
          <table:table-cell table:formula="of:=[.$D8]/[.$C8]" office:value-type="float" office:value="19.1333333333333" calcext:value-type="float">
            <text:p>19,1333333333</text:p>
          </table:table-cell>
          <table:table-cell table:formula="of:=[.$D8]/[.$B8]" office:value-type="float" office:value="24.4255319148936" calcext:value-type="float">
            <text:p>24,4255319149</text:p>
          </table:table-cell>
        </table:table-row>
        <table:table-row table:style-name="ro1">
          <table:table-cell office:value-type="string" calcext:value-type="string">
            <text:p>pswiki-2016030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899" calcext:value-type="float">
            <text:p>1899</text:p>
          </table:table-cell>
          <table:table-cell table:formula="of:=[.$D9]/[.$C9]" office:value-type="float" office:value="21.1" calcext:value-type="float">
            <text:p>21,1</text:p>
          </table:table-cell>
          <table:table-cell table:formula="of:=[.$D9]/[.$B9]" office:value-type="float" office:value="63.3" calcext:value-type="float">
            <text:p>63,3</text:p>
          </table:table-cell>
        </table:table-row>
        <table:table-row table:style-name="ro1">
          <table:table-cell office:value-type="string" calcext:value-type="string">
            <text:p>guwiki-20160305</text:p>
          </table:table-cell>
          <table:table-cell office:value-type="float" office:value="69" calcext:value-type="float">
            <text:p>69</text:p>
          </table:table-cell>
          <table:table-cell office:value-type="float" office:value="252" calcext:value-type="float">
            <text:p>252</text:p>
          </table:table-cell>
          <table:table-cell office:value-type="float" office:value="5030" calcext:value-type="float">
            <text:p>5030</text:p>
          </table:table-cell>
          <table:table-cell table:formula="of:=[.$D10]/[.$C10]" office:value-type="float" office:value="19.9603174603175" calcext:value-type="float">
            <text:p>19,9603174603</text:p>
          </table:table-cell>
          <table:table-cell table:formula="of:=[.$D10]/[.$B10]" office:value-type="float" office:value="72.8985507246377" calcext:value-type="float">
            <text:p>72,8985507246</text:p>
          </table:table-cell>
        </table:table-row>
        <table:table-row table:style-name="ro1">
          <table:table-cell office:value-type="string" calcext:value-type="string">
            <text:p>kkwiki-20160305</text:p>
          </table:table-cell>
          <table:table-cell office:value-type="float" office:value="314" calcext:value-type="float">
            <text:p>314</text:p>
          </table:table-cell>
          <table:table-cell office:value-type="float" office:value="526" calcext:value-type="float">
            <text:p>526</text:p>
          </table:table-cell>
          <table:table-cell office:value-type="float" office:value="12619" calcext:value-type="float">
            <text:p>12619</text:p>
          </table:table-cell>
          <table:table-cell table:formula="of:=[.$D11]/[.$C11]" office:value-type="float" office:value="23.9904942965779" calcext:value-type="float">
            <text:p>23,9904942966</text:p>
          </table:table-cell>
          <table:table-cell table:formula="of:=[.$D11]/[.$B11]" office:value-type="float" office:value="40.187898089172" calcext:value-type="float">
            <text:p>40,1878980892</text:p>
          </table:table-cell>
        </table:table-row>
        <table:table-row table:style-name="ro1">
          <table:table-cell office:value-type="string" calcext:value-type="string">
            <text:p>bewiki-20160305</text:p>
          </table:table-cell>
          <table:table-cell office:value-type="float" office:value="363" calcext:value-type="float">
            <text:p>363</text:p>
          </table:table-cell>
          <table:table-cell office:value-type="float" office:value="1004" calcext:value-type="float">
            <text:p>1004</text:p>
          </table:table-cell>
          <table:table-cell office:value-type="float" office:value="19783" calcext:value-type="float">
            <text:p>19783</text:p>
          </table:table-cell>
          <table:table-cell table:formula="of:=[.$D12]/[.$C12]" office:value-type="float" office:value="19.7041832669323" calcext:value-type="float">
            <text:p>19,7041832669</text:p>
          </table:table-cell>
          <table:table-cell table:formula="of:=[.$D12]/[.$B12]" office:value-type="float" office:value="54.4986225895317" calcext:value-type="float">
            <text:p>54,4986225895</text:p>
          </table:table-cell>
        </table:table-row>
        <table:table-row table:style-name="ro1">
          <table:table-cell office:value-type="string" calcext:value-type="string">
            <text:p>skwiki-20160305</text:p>
          </table:table-cell>
          <table:table-cell office:value-type="float" office:value="731" calcext:value-type="float">
            <text:p>731</text:p>
          </table:table-cell>
          <table:table-cell office:value-type="float" office:value="1546" calcext:value-type="float">
            <text:p>1546</text:p>
          </table:table-cell>
          <table:table-cell office:value-type="float" office:value="33418" calcext:value-type="float">
            <text:p>33418</text:p>
          </table:table-cell>
          <table:table-cell table:formula="of:=[.$D13]/[.$C13]" office:value-type="float" office:value="21.6157826649418" calcext:value-type="float">
            <text:p>21,6157826649</text:p>
          </table:table-cell>
          <table:table-cell table:formula="of:=[.$D13]/[.$B13]" office:value-type="float" office:value="45.7154582763338" calcext:value-type="float">
            <text:p>45,7154582763</text:p>
          </table:table-cell>
        </table:table-row>
        <table:table-row table:style-name="ro1">
          <table:table-cell office:value-type="string" calcext:value-type="string">
            <text:p>trwiki-20160305</text:p>
          </table:table-cell>
          <table:table-cell office:value-type="float" office:value="2015" calcext:value-type="float">
            <text:p>2015</text:p>
          </table:table-cell>
          <table:table-cell office:value-type="float" office:value="5769" calcext:value-type="float">
            <text:p>5769</text:p>
          </table:table-cell>
          <table:table-cell office:value-type="float" office:value="129885" calcext:value-type="float">
            <text:p>129885</text:p>
          </table:table-cell>
          <table:table-cell table:formula="of:=[.$D14]/[.$C14]" office:value-type="float" office:value="22.5143005720229" calcext:value-type="float">
            <text:p>22,514300572</text:p>
          </table:table-cell>
          <table:table-cell table:formula="of:=[.$D14]/[.$B14]" office:value-type="float" office:value="64.4590570719603" calcext:value-type="float">
            <text:p>64,459057072</text:p>
          </table:table-cell>
        </table:table-row>
        <table:table-row table:style-name="ro1">
          <table:table-cell office:value-type="string" calcext:value-type="string">
            <text:p>huwiki-20160305</text:p>
          </table:table-cell>
          <table:table-cell office:value-type="float" office:value="2534" calcext:value-type="float">
            <text:p>2534</text:p>
          </table:table-cell>
          <table:table-cell office:value-type="float" office:value="11187" calcext:value-type="float">
            <text:p>11187</text:p>
          </table:table-cell>
          <table:table-cell office:value-type="float" office:value="228813" calcext:value-type="float">
            <text:p>228813</text:p>
          </table:table-cell>
          <table:table-cell table:formula="of:=[.$D15]/[.$C15]" office:value-type="float" office:value="20.4534727809064" calcext:value-type="float">
            <text:p>20,4534727809</text:p>
          </table:table-cell>
          <table:table-cell table:formula="of:=[.$D15]/[.$B15]" office:value-type="float" office:value="90.2971586424625" calcext:value-type="float">
            <text:p>90,2971586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.00.0000</text:date>, <text:time style:data-style-name="N2" text:time-value="10:16:56.140933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0T10:21:43.448204540</dc:date>
    <meta:editing-duration>PT20M</meta:editing-duration>
    <meta:editing-cycles>5</meta:editing-cycles>
    <meta:generator>LibreOffice/5.1.3.2$Linux_X86_64 LibreOffice_project/10m0$Build-2</meta:generator>
    <meta:document-statistic meta:table-count="1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86cm" svg:height="14.212cm" xlink:href=".." xlink:type="simple" chart:class="chart:bar" chart:style-name="ch1">
        <chart:legend svg:x="17.698cm" svg:y="12.445cm" style:legend-expansion="custom" chartooo:width="2.89cm" chartooo:height="1.594cm" style:legend-expansion-aspect-ratio="1.81304893350063" chart:style-name="ch2"/>
        <chart:plot-area chart:style-name="ch3" table:cell-range-address="'dataset-sizes'.A1:'dataset-sizes'.D15" chart:data-source-has-labels="both" svg:x="0.558cm" svg:y="0.08cm" svg:width="18.213cm" svg:height="13.609cm">
          <chartooo:coordinate-region svg:x="1.92cm" svg:y="0.279cm" svg:width="16.851cm" svg:height="10.952cm"/>
          <chart:axis chart:dimension="x" chart:name="primary-x" chart:style-name="ch4" chartooo:axis-type="auto">
            <chartooo:date-scale/>
            <chart:title svg:x="9.17cm" svg:y="13.652cm" chart:style-name="ch5">
              <text:p>Dump</text:p>
            </chart:title>
            <chart:categories table:cell-range-address="'dataset-sizes'.A2:'dataset-sizes'.A15"/>
          </chart:axis>
          <chart:axis chart:dimension="y" chart:name="primary-y" chart:style-name="ch6">
            <chart:title svg:x="0cm" svg:y="7.709cm" chart:style-name="ch7">
              <text:p>Size in MB</text:p>
            </chart:title>
            <chart:grid chart:style-name="ch8" chart:class="major"/>
          </chart:axis>
          <chart:series chart:style-name="ch9" chart:values-cell-range-address="'dataset-sizes'.B2:'dataset-sizes'.B15" chart:label-cell-address="'dataset-sizes'.B1:'dataset-sizes'.B1" chart:class="chart:bar">
            <chart:data-point chart:repeated="14"/>
          </chart:series>
          <chart:series chart:style-name="ch10" chart:values-cell-range-address="'dataset-sizes'.C2:'dataset-sizes'.C15" chart:label-cell-address="'dataset-sizes'.C1:'dataset-sizes'.C1" chart:class="chart:bar">
            <chart:data-point chart:repeated="14"/>
          </chart:series>
          <chart:series chart:style-name="ch11" chart:values-cell-range-address="'dataset-sizes'.D2:'dataset-sizes'.D15" chart:label-cell-address="'dataset-sizes'.D1:'dataset-sizes'.D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z</text:p>
                <draw:g>
                  <svg:desc>'dataset-sizes'.B1:'dataset-sizes'.B1</svg:desc>
                </draw:g>
              </table:table-cell>
              <table:table-cell office:value-type="string">
                <text:p>bzip2</text:p>
                <draw:g>
                  <svg:desc>'dataset-sizes'.C1:'dataset-sizes'.C1</svg:desc>
                </draw:g>
              </table:table-cell>
              <table:table-cell office:value-type="string">
                <text:p>decompressed</text:p>
                <draw:g>
                  <svg:desc>'dataset-sizes'.D1:'dataset-size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wiki-20160305</text:p>
                <draw:g>
                  <svg:desc>'dataset-sizes'.A2:'dataset-sizes'.A15</svg:desc>
                </draw:g>
              </table:table-cell>
              <table:table-cell office:value-type="float" office:value="1">
                <text:p>1</text:p>
                <draw:g>
                  <svg:desc>'dataset-sizes'.B2:'dataset-sizes'.B15</svg:desc>
                </draw:g>
              </table:table-cell>
              <table:table-cell office:value-type="float" office:value="1">
                <text:p>1</text:p>
                <draw:g>
                  <svg:desc>'dataset-sizes'.C2:'dataset-sizes'.C15</svg:desc>
                </draw:g>
              </table:table-cell>
              <table:table-cell office:value-type="float" office:value="3">
                <text:p>3</text:p>
                <draw:g>
                  <svg:desc>'dataset-sizes'.D2:'dataset-sizes'.D15</svg:desc>
                </draw:g>
              </table:table-cell>
            </table:table-row>
            <table:table-row>
              <table:table-cell office:value-type="string">
                <text:p>tenwiki-2016030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omwiki-2016030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novwiki-2016030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kwwiki-2016030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cowiki-20160305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kywiki-20160305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pswiki-20160305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guwiki-20160305</text:p>
              </table:table-cell>
              <table:table-cell office:value-type="float" office:value="69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kkwiki-20160305</text:p>
              </table:table-cell>
              <table:table-cell office:value-type="float" office:value="314">
                <text:p>314</text:p>
              </table:table-cell>
              <table:table-cell office:value-type="float" office:value="526">
                <text:p>526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string">
                <text:p>bewiki-20160305</text:p>
              </table:table-cell>
              <table:table-cell office:value-type="float" office:value="363">
                <text:p>363</text:p>
              </table:table-cell>
              <table:table-cell office:value-type="float" office:value="1004">
                <text:p>1004</text:p>
              </table:table-cell>
              <table:table-cell office:value-type="float" office:value="19783">
                <text:p>19783</text:p>
              </table:table-cell>
            </table:table-row>
            <table:table-row>
              <table:table-cell office:value-type="string">
                <text:p>skwiki-20160305</text:p>
              </table:table-cell>
              <table:table-cell office:value-type="float" office:value="731">
                <text:p>731</text:p>
              </table:table-cell>
              <table:table-cell office:value-type="float" office:value="1546">
                <text:p>1546</text:p>
              </table:table-cell>
              <table:table-cell office:value-type="float" office:value="33418">
                <text:p>33418</text:p>
              </table:table-cell>
            </table:table-row>
            <table:table-row>
              <table:table-cell office:value-type="string">
                <text:p>trwiki-20160305</text:p>
              </table:table-cell>
              <table:table-cell office:value-type="float" office:value="2015">
                <text:p>2015</text:p>
              </table:table-cell>
              <table:table-cell office:value-type="float" office:value="5769">
                <text:p>5769</text:p>
              </table:table-cell>
              <table:table-cell office:value-type="float" office:value="129885">
                <text:p>129885</text:p>
              </table:table-cell>
            </table:table-row>
            <table:table-row>
              <table:table-cell office:value-type="string">
                <text:p>huwiki-20160305</text:p>
              </table:table-cell>
              <table:table-cell office:value-type="float" office:value="2534">
                <text:p>2534</text:p>
              </table:table-cell>
              <table:table-cell office:value-type="float" office:value="11187">
                <text:p>11187</text:p>
              </table:table-cell>
              <table:table-cell office:value-type="float" office:value="228813">
                <text:p>228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mean-value="true" chart:data-label-number="value" chart:data-label-text="false" chart:data-label-symbol="false" chart:label-position="bottom" style:rotation-angle="9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 chart:mean-value="true" chart:data-label-number="value" chart:data-label-text="false" chart:data-label-symbol="false" style:rotation-angle="90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92cm" svg:height="11.369cm" xlink:href=".." xlink:type="simple" chart:class="chart:line" chart:style-name="ch1">
        <chart:legend svg:x="17.273cm" svg:y="4.638cm" style:legend-expansion="custom" chartooo:width="3.118cm" chartooo:height="2.092cm" style:legend-expansion-aspect-ratio="1.49043977055449" chart:style-name="ch2"/>
        <chart:plot-area chart:style-name="ch3" table:cell-range-address="'dataset-sizes'.A2:'dataset-sizes'.A15 'dataset-sizes'.E2:'dataset-sizes'.F15" chart:data-source-has-labels="both" svg:x="0.543cm" svg:y="0.276cm" svg:width="16.887cm" svg:height="10.792cm">
          <chartooo:coordinate-region svg:x="2.481cm" svg:y="0.475cm" svg:width="14.808cm" svg:height="8.135cm"/>
          <chart:axis chart:dimension="x" chart:name="primary-x" chart:style-name="ch4" chartooo:axis-type="auto">
            <chartooo:date-scale/>
            <chart:title svg:x="8.492cm" svg:y="10.809cm" chart:style-name="ch5">
              <text:p>Dump</text:p>
            </chart:title>
            <chart:categories table:cell-range-address="'dataset-sizes'.A2:'dataset-sizes'.A15"/>
            <chart:grid chart:style-name="ch6" chart:class="major"/>
          </chart:axis>
          <chart:axis chart:dimension="y" chart:name="primary-y" chart:style-name="ch4">
            <chart:title svg:x="0cm" svg:y="7.132cm" chart:style-name="ch7">
              <text:p>Compression factor</text:p>
            </chart:title>
            <chart:grid chart:style-name="ch6" chart:class="major"/>
          </chart:axis>
          <chart:series chart:style-name="ch8" chart:values-cell-range-address="'dataset-sizes'.E2:'dataset-sizes'.E15" loext:label-string="bzip2" chart:class="chart:line">
            <chart:mean-value chart:style-name="ch9"/>
            <chart:regression-curve chart:style-name="ch10"/>
            <chart:data-point chart:repeated="14"/>
          </chart:series>
          <chart:series chart:style-name="ch11" chart:values-cell-range-address="'dataset-sizes'.F2:'dataset-sizes'.F15" loext:label-string="7z" chart:class="chart:line">
            <chart:mean-value chart:style-name="ch12"/>
            <chart:regression-curve chart:style-name="ch13"/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</table:table-cell>
              <table:table-cell office:value-type="string">
                <text:p>7z</text:p>
              </table:table-cell>
            </table:table-row>
          </table:table-header-rows>
          <table:table-rows>
            <table:table-row>
              <table:table-cell office:value-type="string">
                <text:p>aawiki-20160305</text:p>
                <draw:g>
                  <svg:desc>'dataset-sizes'.A2:'dataset-sizes'.A15</svg:desc>
                </draw:g>
              </table:table-cell>
              <table:table-cell office:value-type="float" office:value="3">
                <text:p>3</text:p>
                <draw:g>
                  <svg:desc>'dataset-sizes'.E2:'dataset-sizes'.E15</svg:desc>
                </draw:g>
              </table:table-cell>
              <table:table-cell office:value-type="float" office:value="3">
                <text:p>3</text:p>
                <draw:g>
                  <svg:desc>'dataset-sizes'.F2:'dataset-sizes'.F15</svg:desc>
                </draw:g>
              </table:table-cell>
            </table:table-row>
            <table:table-row>
              <table:table-cell office:value-type="string">
                <text:p>tenwiki-20160305</text:p>
              </table:table-cell>
              <table:table-cell office:value-type="float" office:value="21.2">
                <text:p>21.2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string">
                <text:p>omwiki-20160305</text:p>
              </table:table-cell>
              <table:table-cell office:value-type="float" office:value="14.9">
                <text:p>14.9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novwiki-20160305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kwwiki-20160305</text:p>
              </table:table-cell>
              <table:table-cell office:value-type="float" office:value="30.25">
                <text:p>30.25</text:p>
              </table:table-cell>
              <table:table-cell office:value-type="float" office:value="37.8125">
                <text:p>37.8125</text:p>
              </table:table-cell>
            </table:table-row>
            <table:table-row>
              <table:table-cell office:value-type="string">
                <text:p>cowiki-20160305</text:p>
              </table:table-cell>
              <table:table-cell office:value-type="float" office:value="23.5666666666667">
                <text:p>23.5666666666667</text:p>
              </table:table-cell>
              <table:table-cell office:value-type="float" office:value="37.2105263157895">
                <text:p>37.2105263157895</text:p>
              </table:table-cell>
            </table:table-row>
            <table:table-row>
              <table:table-cell office:value-type="string">
                <text:p>kywiki-20160305</text:p>
              </table:table-cell>
              <table:table-cell office:value-type="float" office:value="19.1333333333333">
                <text:p>19.1333333333333</text:p>
              </table:table-cell>
              <table:table-cell office:value-type="float" office:value="24.4255319148936">
                <text:p>24.4255319148936</text:p>
              </table:table-cell>
            </table:table-row>
            <table:table-row>
              <table:table-cell office:value-type="string">
                <text:p>pswiki-20160305</text:p>
              </table:table-cell>
              <table:table-cell office:value-type="float" office:value="21.1">
                <text:p>21.1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guwiki-20160305</text:p>
              </table:table-cell>
              <table:table-cell office:value-type="float" office:value="19.9603174603175">
                <text:p>19.9603174603175</text:p>
              </table:table-cell>
              <table:table-cell office:value-type="float" office:value="72.8985507246377">
                <text:p>72.8985507246377</text:p>
              </table:table-cell>
            </table:table-row>
            <table:table-row>
              <table:table-cell office:value-type="string">
                <text:p>kkwiki-20160305</text:p>
              </table:table-cell>
              <table:table-cell office:value-type="float" office:value="23.9904942965779">
                <text:p>23.9904942965779</text:p>
              </table:table-cell>
              <table:table-cell office:value-type="float" office:value="40.187898089172">
                <text:p>40.187898089172</text:p>
              </table:table-cell>
            </table:table-row>
            <table:table-row>
              <table:table-cell office:value-type="string">
                <text:p>bewiki-20160305</text:p>
              </table:table-cell>
              <table:table-cell office:value-type="float" office:value="19.7041832669323">
                <text:p>19.7041832669323</text:p>
              </table:table-cell>
              <table:table-cell office:value-type="float" office:value="54.4986225895317">
                <text:p>54.4986225895317</text:p>
              </table:table-cell>
            </table:table-row>
            <table:table-row>
              <table:table-cell office:value-type="string">
                <text:p>skwiki-20160305</text:p>
              </table:table-cell>
              <table:table-cell office:value-type="float" office:value="21.6157826649418">
                <text:p>21.6157826649418</text:p>
              </table:table-cell>
              <table:table-cell office:value-type="float" office:value="45.7154582763338">
                <text:p>45.7154582763338</text:p>
              </table:table-cell>
            </table:table-row>
            <table:table-row>
              <table:table-cell office:value-type="string">
                <text:p>trwiki-20160305</text:p>
              </table:table-cell>
              <table:table-cell office:value-type="float" office:value="22.5143005720229">
                <text:p>22.5143005720229</text:p>
              </table:table-cell>
              <table:table-cell office:value-type="float" office:value="64.4590570719603">
                <text:p>64.4590570719603</text:p>
              </table:table-cell>
            </table:table-row>
            <table:table-row>
              <table:table-cell office:value-type="string">
                <text:p>huwiki-20160305</text:p>
              </table:table-cell>
              <table:table-cell office:value-type="float" office:value="20.4534727809064">
                <text:p>20.4534727809064</text:p>
              </table:table-cell>
              <table:table-cell office:value-type="float" office:value="90.2971586424625">
                <text:p>90.2971586424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